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rsid="000d67be" officeooo:paragraph-rsid="000d67be"/>
    </style:style>
    <style:style style:name="P2" style:family="paragraph" style:parent-style-name="Standard">
      <style:paragraph-properties fo:text-align="start" style:justify-single-word="false"/>
      <style:text-properties officeooo:rsid="000d67be" officeooo:paragraph-rsid="0010a263"/>
    </style:style>
    <style:style style:name="P3" style:family="paragraph" style:parent-style-name="Standard">
      <style:paragraph-properties fo:text-align="start" style:justify-single-word="false"/>
      <style:text-properties officeooo:rsid="0010a263" officeooo:paragraph-rsid="0010a263"/>
    </style:style>
    <style:style style:name="P4" style:family="paragraph" style:parent-style-name="Standard">
      <style:paragraph-properties fo:text-align="start" style:justify-single-word="false"/>
      <style:text-properties officeooo:rsid="000d67be" officeooo:paragraph-rsid="000d67be"/>
    </style:style>
    <style:style style:name="P5" style:family="paragraph" style:parent-style-name="Standard">
      <style:paragraph-properties fo:text-align="start" style:justify-single-word="false"/>
      <style:text-properties officeooo:rsid="000d67be" officeooo:paragraph-rsid="0010a263"/>
    </style:style>
    <style:style style:name="T1" style:family="text">
      <style:text-properties officeooo:rsid="000f526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i!</text:p>
      <text:p text:style-name="P1">Thank you for purchasing this <text:span text:style-name="T1">OLED</text:span> replacement kit for the <text:span text:style-name="T1">Pure </text:span>Evoke Flow radio.</text:p>
      <text:p text:style-name="P2">Fitting instructions can be downloaded from:<text:line-break/><text:a xlink:type="simple" xlink:href="http://www.davidmpye.com/files/OLEDInstructions.pdf" text:style-name="Internet_20_link" text:visited-style-name="Visited_20_Internet_20_Link">http://www.davidmpye.com/files/OLEDInstructions.pdf</text:a></text:p>
      <text:p text:style-name="P1"/>
      <text:p text:style-name="P3">Please note: The attached two screws should be used to secure the circuit board in the kit to the screen bracket, instead of the original screws, as they are slightly longer.</text:p>
      <text:p text:style-name="P3"/>
      <text:p text:style-name="P3"/>
      <text:p text:style-name="P3"/>
      <text:p text:style-name="P3"/>
      <text:p text:style-name="P3"/>
      <text:p text:style-name="P3"/>
      <text:p text:style-name="P1">davidmpye@gmail.com</text:p>
      <text:p text:style-name="P1">David Pye</text:p>
      <text:p text:style-name="P1"/>
      <text:p text:style-name="P1"/>
      <text:p text:style-name="P1"/>
      <text:p text:style-name="P2">Hi!</text:p>
      <text:p text:style-name="P2">Thank you for purchasing this <text:span text:style-name="T1">OLED</text:span> replacement kit for the <text:span text:style-name="T1">Pure </text:span>Evoke Flow radio.</text:p>
      <text:p text:style-name="P2">Fitting instructions can be downloaded from:<text:line-break/><text:a xlink:type="simple" xlink:href="http://www.davidmpye.com/files/OLEDInstructions.pdf" text:style-name="Internet_20_link" text:visited-style-name="Visited_20_Internet_20_Link">http://www.davidmpye.com/files/OLEDInstructions.pdf</text:a></text:p>
      <text:p text:style-name="P2"/>
      <text:p text:style-name="P3">Please note: The attached two screws should be used to secure the circuit board in the kit to the screen bracket, instead of the original screws, as they are slightly longer.</text:p>
      <text:p text:style-name="P3"/>
      <text:p text:style-name="P3"/>
      <text:p text:style-name="P3"/>
      <text:p text:style-name="P3"/>
      <text:p text:style-name="P3"/>
      <text:p text:style-name="P3"/>
      <text:p text:style-name="P2">davidmpye@gmail.com</text:p>
      <text:p text:style-name="P2"><text:s/>David Pye</text:p>
      <text:p text:style-name="P2"/>
      <text:p text:style-name="P2"/>
      <text:p text:style-name="P2"/>
      <text:p text:style-name="P2">Hi!</text:p>
      <text:p text:style-name="P2">Thank you for purchasing this <text:span text:style-name="T1">OLED</text:span> replacement kit for the <text:span text:style-name="T1">Pure </text:span>Evoke Flow radio.</text:p>
      <text:p text:style-name="P2">Fitting instructions can be downloaded from:<text:line-break/><text:a xlink:type="simple" xlink:href="http://www.davidmpye.com/files/OLEDInstructions.pdf" text:style-name="Internet_20_link" text:visited-style-name="Visited_20_Internet_20_Link">http://www.davidmpye.com/files/OLEDInstructions.pdf</text:a></text:p>
      <text:p text:style-name="P2"/>
      <text:p text:style-name="P3">Please note: The attached two screws should be used to secure the circuit board in the kit to the screen bracket, instead of the original screws, as they are slightly longer.</text:p>
      <text:p text:style-name="P3"/>
      <text:p text:style-name="P3"/>
      <text:p text:style-name="P3"/>
      <text:p text:style-name="P3"/>
      <text:p text:style-name="P3"/>
      <text:p text:style-name="P3"/>
      <text:p text:style-name="P2">davidmpye@gmail.com</text:p>
      <text:p text:style-name="P2">David Pye</text:p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7-09T12:09:21.787975179</meta:creation-date>
    <meta:print-date>2020-07-13T15:31:05.936271970</meta:print-date>
    <dc:date>2020-08-04T08:09:53.178590648</dc:date>
    <meta:editing-duration>PT4H27M25S</meta:editing-duration>
    <meta:editing-cycles>4</meta:editing-cycles>
    <meta:generator>LibreOffice/6.4.3.2$Linux_X86_64 LibreOffice_project/40$Build-2</meta:generator>
    <meta:document-statistic meta:table-count="0" meta:image-count="0" meta:object-count="0" meta:page-count="1" meta:paragraph-count="18" meta:word-count="168" meta:character-count="1147" meta:non-whitespace-character-count="996"/>
  </office:meta>
</office:document-meta>
</file>